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Hoja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0 GYM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NTRADA</text:p>
          </table:table-cell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GOLOSO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OPT</text:p>
          </table:table-cell>
          <table:table-cell office:value-type="string" calcext:value-type="string">
            <text:p>3OPT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Gnumeric-default" office:value-type="float" office:value="2" calcext:value-type="float">
            <text:p>2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2" calcext:value-type="float">
            <text:p>22</text:p>
          </table:table-cell>
          <table:table-cell table:number-columns-repeated="3" table:style-name="Default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40" calcext:value-type="float">
            <text:p>4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6" calcext:value-type="float">
            <text:p>46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60" calcext:value-type="float">
            <text:p>6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94" calcext:value-type="float">
            <text:p>94</text:p>
          </table:table-cell>
          <table:table-cell table:number-columns-repeated="2" table:style-name="Default" office:value-type="float" office:value="70" calcext:value-type="float">
            <text:p>70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00" calcext:value-type="float">
            <text:p>100</text:p>
          </table:table-cell>
          <table:table-cell table:number-columns-repeated="3" table:style-name="Default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110" calcext:value-type="float">
            <text:p>11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68" calcext:value-type="float">
            <text:p>168</text:p>
          </table:table-cell>
          <table:table-cell table:style-name="Default" office:value-type="float" office:value="144" calcext:value-type="float">
            <text:p>144</text:p>
          </table:table-cell>
          <table:table-cell table:number-columns-repeated="2" table:style-name="Default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78" calcext:value-type="float">
            <text:p>178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88" calcext:value-type="float">
            <text:p>188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2" table:style-name="Default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54" calcext:value-type="float">
            <text:p>254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table:style-name="ce1" office:value-type="float" office:value="260" calcext:value-type="float">
            <text:p>260</text:p>
          </table:table-cell>
          <table:table-cell table:style-name="Default" office:value-type="float" office:value="224" calcext:value-type="float">
            <text:p>224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46" calcext:value-type="float">
            <text:p>246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2" table:style-name="Default"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table:style-name="ce1" office:value-type="float" office:value="304" calcext:value-type="float">
            <text:p>30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table:style-name="ce1" office:value-type="float" office:value="310" calcext:value-type="float">
            <text:p>310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/>
          <table:table-cell table:style-name="ce1" office:value-type="float" office:value="320" calcext:value-type="float">
            <text:p>320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/>
          <table:table-cell table:style-name="ce1" office:value-type="float" office:value="378" calcext:value-type="float">
            <text:p>378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NILLO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NTRADA</text:p>
          </table:table-cell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GOLOSO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-OPT</text:p>
          </table:table-cell>
          <table:table-cell office:value-type="string" calcext:value-type="string">
            <text:p>3-op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5625" calcext:value-type="float">
            <text:p>5625</text:p>
          </table:table-cell>
          <table:table-cell table:number-columns-repeated="3" office:value-type="float" office:value="5625" calcext:value-type="float">
            <text:p>56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15000" calcext:value-type="float">
            <text:p>15000</text:p>
          </table:table-cell>
          <table:table-cell table:number-columns-repeated="3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41775" calcext:value-type="float">
            <text:p>41775</text:p>
          </table:table-cell>
          <table:table-cell table:number-columns-repeated="3" office:value-type="float" office:value="41775" calcext:value-type="float">
            <text:p>417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85260" calcext:value-type="float">
            <text:p>185260</text:p>
          </table:table-cell>
          <table:table-cell table:style-name="ce1" office:value-type="float" office:value="188001" calcext:value-type="float">
            <text:p>188001</text:p>
          </table:table-cell>
          <table:table-cell table:number-columns-repeated="3" office:value-type="float" office:value="188001" calcext:value-type="float">
            <text:p>18800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79064" calcext:value-type="float">
            <text:p>179064</text:p>
          </table:table-cell>
          <table:table-cell table:style-name="ce1" office:value-type="float" office:value="211251" calcext:value-type="float">
            <text:p>211251</text:p>
          </table:table-cell>
          <table:table-cell table:number-columns-repeated="3" office:value-type="float" office:value="211251" calcext:value-type="float">
            <text:p>2112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35595" calcext:value-type="float">
            <text:p>235595</text:p>
          </table:table-cell>
          <table:table-cell table:number-columns-repeated="2" office:value-type="float" office:value="233603" calcext:value-type="float">
            <text:p>233603</text:p>
          </table:table-cell>
          <table:table-cell office:value-type="float" office:value="231763" calcext:value-type="float">
            <text:p>23176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0296" calcext:value-type="float">
            <text:p>260296</text:p>
          </table:table-cell>
          <table:table-cell table:number-columns-repeated="2" office:value-type="float" office:value="252472" calcext:value-type="float">
            <text:p>252472</text:p>
          </table:table-cell>
          <table:table-cell office:value-type="float" office:value="246520" calcext:value-type="float">
            <text:p>24652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84493" calcext:value-type="float">
            <text:p>284493</text:p>
          </table:table-cell>
          <table:table-cell table:number-columns-repeated="2" office:value-type="float" office:value="272077" calcext:value-type="float">
            <text:p>272077</text:p>
          </table:table-cell>
          <table:table-cell office:value-type="float" office:value="228855" calcext:value-type="float">
            <text:p>22885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09251" calcext:value-type="float">
            <text:p>309251</text:p>
          </table:table-cell>
          <table:table-cell table:number-columns-repeated="2" office:value-type="float" office:value="293917" calcext:value-type="float">
            <text:p>293917</text:p>
          </table:table-cell>
          <table:table-cell office:value-type="float" office:value="215315" calcext:value-type="float">
            <text:p>21531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36118" calcext:value-type="float">
            <text:p>336118</text:p>
          </table:table-cell>
          <table:table-cell table:number-columns-repeated="2" office:value-type="float" office:value="318362" calcext:value-type="float">
            <text:p>318362</text:p>
          </table:table-cell>
          <table:table-cell office:value-type="float" office:value="203194" calcext:value-type="float">
            <text:p>20319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62299" calcext:value-type="float">
            <text:p>362299</text:p>
          </table:table-cell>
          <table:table-cell table:number-columns-repeated="2" office:value-type="float" office:value="342951" calcext:value-type="float">
            <text:p>342951</text:p>
          </table:table-cell>
          <table:table-cell office:value-type="float" office:value="192463" calcext:value-type="float">
            <text:p>19246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88634" calcext:value-type="float">
            <text:p>388634</text:p>
          </table:table-cell>
          <table:table-cell office:value-type="float" office:value="364922" calcext:value-type="float">
            <text:p>364922</text:p>
          </table:table-cell>
          <table:table-cell office:value-type="float" office:value="367918" calcext:value-type="float">
            <text:p>367918</text:p>
          </table:table-cell>
          <table:table-cell office:value-type="float" office:value="183830" calcext:value-type="float">
            <text:p>18383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16582" calcext:value-type="float">
            <text:p>416582</text:p>
          </table:table-cell>
          <table:table-cell office:value-type="float" office:value="388486" calcext:value-type="float">
            <text:p>388486</text:p>
          </table:table-cell>
          <table:table-cell office:value-type="float" office:value="394786" calcext:value-type="float">
            <text:p>394786</text:p>
          </table:table-cell>
          <table:table-cell office:value-type="float" office:value="176112" calcext:value-type="float">
            <text:p>17611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43982" calcext:value-type="float">
            <text:p>443982</text:p>
          </table:table-cell>
          <table:table-cell office:value-type="float" office:value="411654" calcext:value-type="float">
            <text:p>411654</text:p>
          </table:table-cell>
          <table:table-cell office:value-type="float" office:value="420936" calcext:value-type="float">
            <text:p>420936</text:p>
          </table:table-cell>
          <table:table-cell office:value-type="float" office:value="168972" calcext:value-type="float">
            <text:p>16897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71607" calcext:value-type="float">
            <text:p>471607</text:p>
          </table:table-cell>
          <table:table-cell office:value-type="float" office:value="436525" calcext:value-type="float">
            <text:p>436525</text:p>
          </table:table-cell>
          <table:table-cell office:value-type="float" office:value="448099" calcext:value-type="float">
            <text:p>448099</text:p>
          </table:table-cell>
          <table:table-cell office:value-type="float" office:value="162945" calcext:value-type="float">
            <text:p>16294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00317" calcext:value-type="float">
            <text:p>500317</text:p>
          </table:table-cell>
          <table:table-cell office:value-type="float" office:value="462607" calcext:value-type="float">
            <text:p>462607</text:p>
          </table:table-cell>
          <table:table-cell office:value-type="float" office:value="475957" calcext:value-type="float">
            <text:p>475957</text:p>
          </table:table-cell>
          <table:table-cell office:value-type="float" office:value="158181" calcext:value-type="float">
            <text:p>15818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25800" calcext:value-type="float">
            <text:p>525800</text:p>
          </table:table-cell>
          <table:table-cell office:value-type="float" office:value="486254" calcext:value-type="float">
            <text:p>486254</text:p>
          </table:table-cell>
          <table:table-cell office:value-type="float" office:value="501194" calcext:value-type="float">
            <text:p>501194</text:p>
          </table:table-cell>
          <table:table-cell office:value-type="float" office:value="153000" calcext:value-type="float">
            <text:p>1530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553985" calcext:value-type="float">
            <text:p>553985</text:p>
          </table:table-cell>
          <table:table-cell office:value-type="float" office:value="512659" calcext:value-type="float">
            <text:p>512659</text:p>
          </table:table-cell>
          <table:table-cell office:value-type="float" office:value="528825" calcext:value-type="float">
            <text:p>528825</text:p>
          </table:table-cell>
          <table:table-cell office:value-type="float" office:value="148849" calcext:value-type="float">
            <text:p>14884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79499" calcext:value-type="float">
            <text:p>579499</text:p>
          </table:table-cell>
          <table:table-cell office:value-type="float" office:value="536767" calcext:value-type="float">
            <text:p>536767</text:p>
          </table:table-cell>
          <table:table-cell office:value-type="float" office:value="554173" calcext:value-type="float">
            <text:p>554173</text:p>
          </table:table-cell>
          <table:table-cell office:value-type="float" office:value="144687" calcext:value-type="float">
            <text:p>14468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610191" calcext:value-type="float">
            <text:p>610191</text:p>
          </table:table-cell>
          <table:table-cell office:value-type="float" office:value="565845" calcext:value-type="float">
            <text:p>565845</text:p>
          </table:table-cell>
          <table:table-cell office:value-type="float" office:value="584367" calcext:value-type="float">
            <text:p>584367</text:p>
          </table:table-cell>
          <table:table-cell office:value-type="float" office:value="140345" calcext:value-type="float">
            <text:p>140345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IN ORDEN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NTRADA</text:p>
          </table:table-cell>
          <table:table-cell table:style-name="ce1" office:value-type="string" calcext:value-type="string">
            <text:p>EXACTO</text:p>
          </table:table-cell>
          <table:table-cell table:style-name="ce1" office:value-type="string" calcext:value-type="string">
            <text:p>GOLOSO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2-OPT</text:p>
          </table:table-cell>
          <table:table-cell office:value-type="string" calcext:value-type="string">
            <text:p>3-OP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H59]+[.H59]*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H60]+[.H60]*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H61]+[.H61]*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H62]+[.H62]*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H63]+[.H63]*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H64]+[.H64]*2" office:value-type="float" office:value="18" calcext:value-type="float">
            <text:p>1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H65]+[.H65]*2" office:value-type="float" office:value="21" calcext:value-type="float">
            <text:p>2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3" calcext:value-type="float">
            <text:p>11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H66]+[.H66]*2" office:value-type="float" office:value="24" calcext:value-type="float">
            <text:p>2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65" calcext:value-type="float">
            <text:p>16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H67]+[.H67]*2" office:value-type="float" office:value="27" calcext:value-type="float">
            <text:p>27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H68]+[.H68]*2" office:value-type="float" office:value="30" calcext:value-type="float">
            <text:p>30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H69]+[.H69]*2" office:value-type="float" office:value="33" calcext:value-type="float">
            <text:p>33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H70]+[.H70]*2" office:value-type="float" office:value="36" calcext:value-type="float">
            <text:p>36</text:p>
          </table:table-cell>
          <table:table-cell/>
          <table:table-cell office:value-type="float" office:value="1137" calcext:value-type="float">
            <text:p>1137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H71]+[.H71]*2" office:value-type="float" office:value="39" calcext:value-type="float">
            <text:p>39</text:p>
          </table:table-cell>
          <table:table-cell/>
          <table:table-cell office:value-type="float" office:value="1303" calcext:value-type="float">
            <text:p>1303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H72]+[.H72]*2" office:value-type="float" office:value="42" calcext:value-type="float">
            <text:p>42</text:p>
          </table:table-cell>
          <table:table-cell/>
          <table:table-cell office:value-type="float" office:value="1799" calcext:value-type="float">
            <text:p>1799</text:p>
          </table:table-cell>
          <table:table-cell table:number-columns-repeated="2" office:value-type="float" office:value="841" calcext:value-type="float">
            <text:p>84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H73]+[.H73]*2" office:value-type="float" office:value="45" calcext:value-type="float">
            <text:p>45</text:p>
          </table:table-cell>
          <table:table-cell/>
          <table:table-cell office:value-type="float" office:value="2035" calcext:value-type="float">
            <text:p>2035</text:p>
          </table:table-cell>
          <table:table-cell table:number-columns-repeated="2" office:value-type="float" office:value="949" calcext:value-type="float">
            <text:p>949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H74]+[.H74]*2" office:value-type="float" office:value="48" calcext:value-type="float">
            <text:p>48</text:p>
          </table:table-cell>
          <table:table-cell/>
          <table:table-cell office:value-type="float" office:value="2703" calcext:value-type="float">
            <text:p>2703</text:p>
          </table:table-cell>
          <table:table-cell table:number-columns-repeated="2" office:value-type="float" office:value="1337" calcext:value-type="float">
            <text:p>1337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H75]+[.H75]*2" office:value-type="float" office:value="51" calcext:value-type="float">
            <text:p>51</text:p>
          </table:table-cell>
          <table:table-cell/>
          <table:table-cell office:value-type="float" office:value="3017" calcext:value-type="float">
            <text:p>3017</text:p>
          </table:table-cell>
          <table:table-cell table:number-columns-repeated="2" office:value-type="float" office:value="1499" calcext:value-type="float">
            <text:p>1499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H76]+[.H76]*2" office:value-type="float" office:value="54" calcext:value-type="float">
            <text:p>54</text:p>
          </table:table-cell>
          <table:table-cell/>
          <table:table-cell office:value-type="float" office:value="3865" calcext:value-type="float">
            <text:p>3865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167" calcext:value-type="float">
            <text:p>116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H77]+[.H77]*2" office:value-type="float" office:value="57" calcext:value-type="float">
            <text:p>57</text:p>
          </table:table-cell>
          <table:table-cell/>
          <table:table-cell office:value-type="float" office:value="4273" calcext:value-type="float">
            <text:p>4273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1327" calcext:value-type="float">
            <text:p>132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RANDOM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GOLOSO</text:p>
          </table:table-cell>
          <table:table-cell table:style-name="Default" office:value-type="string" calcext:value-type="string">
            <text:p>SWAP</text:p>
          </table:table-cell>
          <table:table-cell table:style-name="Default" office:value-type="string" calcext:value-type="string">
            <text:p>2-OPT</text:p>
          </table:table-cell>
          <table:table-cell table:style-name="Default" office:value-type="string" calcext:value-type="string">
            <text:p>3-OPT</text:p>
          </table:table-cell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270" calcext:value-type="float">
            <text:p>127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2649" calcext:value-type="float">
            <text:p>2649</text:p>
          </table:table-cell>
          <table:table-cell office:value-type="float" office:value="4397" calcext:value-type="float">
            <text:p>4397</text:p>
          </table:table-cell>
          <table:table-cell table:number-columns-repeated="3" office:value-type="float" office:value="4397" calcext:value-type="float">
            <text:p>4397</text:p>
          </table:table-cell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2473" calcext:value-type="float">
            <text:p>2473</text:p>
          </table:table-cell>
          <table:table-cell office:value-type="float" office:value="3813" calcext:value-type="float">
            <text:p>3813</text:p>
          </table:table-cell>
          <table:table-cell table:number-columns-repeated="3" office:value-type="float" office:value="2473" calcext:value-type="float">
            <text:p>2473</text:p>
          </table:table-cell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2977" calcext:value-type="float">
            <text:p>2977</text:p>
          </table:table-cell>
          <table:table-cell table:number-columns-repeated="2" office:value-type="float" office:value="1543" calcext:value-type="float">
            <text:p>1543</text:p>
          </table:table-cell>
          <table:table-cell office:value-type="float" office:value="2977" calcext:value-type="float">
            <text:p>2977</text:p>
          </table:table-cell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float" office:value="1148" calcext:value-type="float">
            <text:p>1148</text:p>
          </table:table-cell>
          <table:table-cell office:value-type="float" office:value="1156" calcext:value-type="float">
            <text:p>1156</text:p>
          </table:table-cell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2949" calcext:value-type="float">
            <text:p>2949</text:p>
          </table:table-cell>
          <table:table-cell office:value-type="float" office:value="11042" calcext:value-type="float">
            <text:p>11042</text:p>
          </table:table-cell>
          <table:table-cell office:value-type="float" office:value="5484" calcext:value-type="float">
            <text:p>5484</text:p>
          </table:table-cell>
          <table:table-cell office:value-type="float" office:value="9209" calcext:value-type="float">
            <text:p>9209</text:p>
          </table:table-cell>
          <table:table-cell office:value-type="float" office:value="7534" calcext:value-type="float">
            <text:p>7534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1487" calcext:value-type="float">
            <text:p>1487</text:p>
          </table:table-cell>
          <table:table-cell office:value-type="float" office:value="2856" calcext:value-type="float">
            <text:p>2856</text:p>
          </table:table-cell>
          <table:table-cell office:value-type="float" office:value="2748" calcext:value-type="float">
            <text:p>2748</text:p>
          </table:table-cell>
          <table:table-cell office:value-type="float" office:value="1591" calcext:value-type="float">
            <text:p>1591</text:p>
          </table:table-cell>
          <table:table-cell office:value-type="float" office:value="2468" calcext:value-type="float">
            <text:p>2468</text:p>
          </table:table-cell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float" office:value="2359" calcext:value-type="float">
            <text:p>2359</text:p>
          </table:table-cell>
          <table:table-cell office:value-type="float" office:value="1684" calcext:value-type="float">
            <text:p>1684</text:p>
          </table:table-cell>
          <table:table-cell office:value-type="float" office:value="936" calcext:value-type="float">
            <text:p>936</text:p>
          </table:table-cell>
          <table:table-cell office:value-type="float" office:value="1747" calcext:value-type="float">
            <text:p>1747</text:p>
          </table:table-cell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1925" calcext:value-type="float">
            <text:p>1925</text:p>
          </table:table-cell>
          <table:table-cell office:value-type="float" office:value="7746" calcext:value-type="float">
            <text:p>7746</text:p>
          </table:table-cell>
          <table:table-cell office:value-type="float" office:value="5538" calcext:value-type="float">
            <text:p>5538</text:p>
          </table:table-cell>
          <table:table-cell office:value-type="float" office:value="6366" calcext:value-type="float">
            <text:p>6366</text:p>
          </table:table-cell>
          <table:table-cell office:value-type="float" office:value="5608" calcext:value-type="float">
            <text:p>5608</text:p>
          </table:table-cell>
          <table:table-cell table:number-columns-repeated="2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1649" calcext:value-type="float">
            <text:p>1649</text:p>
          </table:table-cell>
          <table:table-cell office:value-type="float" office:value="2748" calcext:value-type="float">
            <text:p>2748</text:p>
          </table:table-cell>
          <table:table-cell office:value-type="float" office:value="2730" calcext:value-type="float">
            <text:p>2730</text:p>
          </table:table-cell>
          <table:table-cell office:value-type="float" office:value="2572" calcext:value-type="float">
            <text:p>2572</text:p>
          </table:table-cell>
          <table:table-cell office:value-type="float" office:value="2730" calcext:value-type="float">
            <text:p>2730</text:p>
          </table:table-cell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289" calcext:value-type="float">
            <text:p>289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/>
          <table:table-cell office:value-type="float" office:value="6217" calcext:value-type="float">
            <text:p>6217</text:p>
          </table:table-cell>
          <table:table-cell office:value-type="float" office:value="5857" calcext:value-type="float">
            <text:p>5857</text:p>
          </table:table-cell>
          <table:table-cell office:value-type="float" office:value="5045" calcext:value-type="float">
            <text:p>5045</text:p>
          </table:table-cell>
          <table:table-cell office:value-type="float" office:value="5331" calcext:value-type="float">
            <text:p>5331</text:p>
          </table:table-cell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/>
          <table:table-cell office:value-type="float" office:value="6878" calcext:value-type="float">
            <text:p>6878</text:p>
          </table:table-cell>
          <table:table-cell office:value-type="float" office:value="4143" calcext:value-type="float">
            <text:p>4143</text:p>
          </table:table-cell>
          <table:table-cell office:value-type="float" office:value="5037" calcext:value-type="float">
            <text:p>5037</text:p>
          </table:table-cell>
          <table:table-cell office:value-type="float" office:value="6176" calcext:value-type="float">
            <text:p>6176</text:p>
          </table:table-cell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/>
          <table:table-cell office:value-type="float" office:value="2576" calcext:value-type="float">
            <text:p>2576</text:p>
          </table:table-cell>
          <table:table-cell table:number-columns-repeated="2" office:value-type="float" office:value="1839" calcext:value-type="float">
            <text:p>1839</text:p>
          </table:table-cell>
          <table:table-cell office:value-type="float" office:value="2576" calcext:value-type="float">
            <text:p>2576</text:p>
          </table:table-cell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/>
          <table:table-cell office:value-type="float" office:value="4759" calcext:value-type="float">
            <text:p>4759</text:p>
          </table:table-cell>
          <table:table-cell office:value-type="float" office:value="4295" calcext:value-type="float">
            <text:p>4295</text:p>
          </table:table-cell>
          <table:table-cell office:value-type="float" office:value="4147" calcext:value-type="float">
            <text:p>4147</text:p>
          </table:table-cell>
          <table:table-cell office:value-type="float" office:value="4027" calcext:value-type="float">
            <text:p>4027</text:p>
          </table:table-cell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/>
          <table:table-cell office:value-type="float" office:value="7075" calcext:value-type="float">
            <text:p>7075</text:p>
          </table:table-cell>
          <table:table-cell office:value-type="float" office:value="6145" calcext:value-type="float">
            <text:p>6145</text:p>
          </table:table-cell>
          <table:table-cell office:value-type="float" office:value="5971" calcext:value-type="float">
            <text:p>5971</text:p>
          </table:table-cell>
          <table:table-cell office:value-type="float" office:value="6699" calcext:value-type="float">
            <text:p>6699</text:p>
          </table:table-cell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/>
          <table:table-cell office:value-type="float" office:value="9687" calcext:value-type="float">
            <text:p>9687</text:p>
          </table:table-cell>
          <table:table-cell office:value-type="float" office:value="8029" calcext:value-type="float">
            <text:p>8029</text:p>
          </table:table-cell>
          <table:table-cell table:number-columns-repeated="2" office:value-type="float" office:value="7861" calcext:value-type="float">
            <text:p>7861</text:p>
          </table:table-cell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/>
          <table:table-cell office:value-type="float" office:value="10888" calcext:value-type="float">
            <text:p>10888</text:p>
          </table:table-cell>
          <table:table-cell office:value-type="float" office:value="8520" calcext:value-type="float">
            <text:p>8520</text:p>
          </table:table-cell>
          <table:table-cell office:value-type="float" office:value="8962" calcext:value-type="float">
            <text:p>8962</text:p>
          </table:table-cell>
          <table:table-cell office:value-type="float" office:value="10468" calcext:value-type="float">
            <text:p>10468</text:p>
          </table:table-cell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3" office:value-type="float" office:value="1006" calcext:value-type="float">
            <text:p>1006</text:p>
          </table:table-cell>
          <table:table-cell table:number-columns-repeated="2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/>
          <table:table-cell office:value-type="float" office:value="9424" calcext:value-type="float">
            <text:p>9424</text:p>
          </table:table-cell>
          <table:table-cell table:number-columns-repeated="2" office:value-type="float" office:value="8216" calcext:value-type="float">
            <text:p>8216</text:p>
          </table:table-cell>
          <table:table-cell office:value-type="float" office:value="8662" calcext:value-type="float">
            <text:p>866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22:28:27.4959154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22:28:37.037477696</meta:creation-date>
    <meta:editing-duration>PT29M1S</meta:editing-duration>
    <meta:editing-cycles>2</meta:editing-cycles>
    <meta:generator>LibreOffice/4.2.8.2$Linux_x86 LibreOffice_project/420m0$Build-2</meta:generator>
    <dc:date>2016-11-10T23:45:38.808943091</dc:date>
    <meta:document-statistic meta:table-count="1" meta:cell-count="470" meta:object-count="0"/>
  </office:meta>
</office:document-meta>
</file>